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P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1.<text:s/></text:span><text:span text:style-name="T1_2">Write</text:span><text:span text:style-name="T1_3"><text:s/></text:span><text:span text:style-name="T1_4">a</text:span><text:span text:style-name="T1_5"><text:s/></text:span><text:span text:style-name="T1_6">program</text:span><text:span text:style-name="T1_7"><text:s/></text:span><text:span text:style-name="T1_8">that</text:span><text:span text:style-name="T1_9"><text:s/></text:span><text:span text:style-name="T1_10">computes</text:span><text:span text:style-name="T1_11"><text:s/></text:span><text:span text:style-name="T1_12">the</text:span><text:span text:style-name="T1_13"><text:s/></text:span><text:span text:style-name="T1_14">degrees</text:span><text:span text:style-name="T1_15"><text:s/></text:span><text:span text:style-name="T1_16">for</text:span><text:span text:style-name="T1_17"><text:s/>10<text:s/></text:span><text:span text:style-name="T1_18">days</text:span><text:span text:style-name="T1_19"><text:s/></text:span><text:span text:style-name="T1_20">in</text:span><text:span text:style-name="T1_21"><text:s/></text:span><text:span text:style-name="T1_22">celsius</text:span><text:span text:style-name="T1_23"><text:s/></text:span><text:span text:style-name="T1_24">and</text:span><text:span text:style-name="T1_25"><text:s/></text:span><text:span text:style-name="T1_26">fahrenheit</text:span><text:span text:style-name="T1_27"><text:s/></text:span><text:span text:style-name="T1_28">and</text:span><text:span text:style-name="T1_29"><text:s/></text:span><text:span text:style-name="T1_30">input</text:span><text:span text:style-name="T1_31"><text:s/></text:span><text:span text:style-name="T1_32">the</text:span><text:span text:style-name="T1_33"><text:s/></text:span><text:span text:style-name="T1_34">answers</text:span><text:span text:style-name="T1_35"><text:s/></text:span><text:span text:style-name="T1_36">in</text:span><text:span text:style-name="T1_37"><text:s/></text:span><text:span text:style-name="T1_38">a</text:span><text:span text:style-name="T1_39"><text:s/></text:span><text:span text:style-name="T1_40">text</text:span><text:span text:style-name="T1_41"><text:s/></text:span><text:span text:style-name="T1_42">file</text:span><text:span text:style-name="T1_43">.</text:span></text:p>
      <text:p text:style-name="P2"/>
      <text:p text:style-name="P3"><text:span text:style-name="T3_1">2.<text:s/></text:span><text:span text:style-name="T3_2">Write</text:span><text:span text:style-name="T3_3"><text:s/></text:span><text:span text:style-name="T3_4">a</text:span><text:span text:style-name="T3_5"><text:s/></text:span><text:span text:style-name="T3_6">program</text:span><text:span text:style-name="T3_7"><text:s/></text:span><text:span text:style-name="T3_8">that</text:span><text:span text:style-name="T3_9"><text:s/></text:span><text:span text:style-name="T3_10">takes</text:span><text:span text:style-name="T3_11"><text:s/></text:span><text:span text:style-name="T3_12">a</text:span><text:span text:style-name="T3_13"><text:s/></text:span><text:span text:style-name="T3_14">file</text:span><text:span text:style-name="T3_15"><text:s/></text:span><text:span text:style-name="T3_16">reads</text:span><text:span text:style-name="T3_17"><text:s/></text:span><text:span text:style-name="T3_18">and</text:span><text:span text:style-name="T3_19"><text:s/></text:span><text:span text:style-name="T3_20">outputs</text:span><text:span text:style-name="T3_21"><text:s/></text:span><text:span text:style-name="T3_22">what</text:span><text:span text:style-name="T3_23"><text:s/></text:span><text:span text:style-name="T3_24">was</text:span><text:span text:style-name="T3_25"><text:s/></text:span><text:span text:style-name="T3_26">on</text:span><text:span text:style-name="T3_27"><text:s/></text:span><text:span text:style-name="T3_28">that</text:span><text:span text:style-name="T3_29"><text:s/></text:span><text:span text:style-name="T3_30">file</text:span><text:span text:style-name="T3_31">.</text:span></text:p>
      <text:p text:style-name="P4"/>
      <text:p text:style-name="P5"><text:span text:style-name="T5_1">3.<text:s/></text:span><text:span text:style-name="T5_2">Write</text:span><text:span text:style-name="T5_3"><text:s/></text:span><text:span text:style-name="T5_4">a</text:span><text:span text:style-name="T5_5"><text:s/></text:span><text:span text:style-name="T5_6">program</text:span><text:span text:style-name="T5_7"><text:s/></text:span><text:span text:style-name="T5_8">that</text:span><text:span text:style-name="T5_9"><text:s/></text:span><text:span text:style-name="T5_10">reads</text:span><text:span text:style-name="T5_11"><text:s/></text:span><text:span text:style-name="T5_12">a</text:span><text:span text:style-name="T5_13"><text:s/></text:span><text:span text:style-name="T5_14">text</text:span><text:span text:style-name="T5_15"><text:s/></text:span><text:span text:style-name="T5_16">file</text:span><text:span text:style-name="T5_17">,<text:s/></text:span><text:span text:style-name="T5_18">and</text:span><text:span text:style-name="T5_19"><text:s/></text:span><text:span text:style-name="T5_20">tells</text:span><text:span text:style-name="T5_21"><text:s/></text:span><text:span text:style-name="T5_22">the</text:span><text:span text:style-name="T5_23"><text:s/></text:span><text:span text:style-name="T5_24">user</text:span><text:span text:style-name="T5_25"><text:s/></text:span><text:span text:style-name="T5_26">how</text:span><text:span text:style-name="T5_27"><text:s/></text:span><text:span text:style-name="T5_28">many</text:span><text:span text:style-name="T5_29"><text:s/></text:span><text:span text:style-name="T5_30">times</text:span><text:span text:style-name="T5_31"><text:s/></text:span><text:span text:style-name="T5_32">the</text:span><text:span text:style-name="T5_33"><text:s/></text:span><text:span text:style-name="T5_34">letter</text:span><text:span text:style-name="T5_35"><text:s/></text:span><text:span text:style-name="T5_36">e</text:span><text:span text:style-name="T5_37"><text:s/></text:span><text:span text:style-name="T5_38">shows</text:span><text:span text:style-name="T5_39"><text:s/></text:span><text:span text:style-name="T5_40">up</text:span><text:span text:style-name="T5_41">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